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2.887cm" table:align="left"/>
    </style:style>
    <style:style style:name="Table2.A" style:family="table-column">
      <style:table-column-properties style:column-width="1.688cm"/>
    </style:style>
    <style:style style:name="Table2.B" style:family="table-column">
      <style:table-column-properties style:column-width="2.016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7.489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.049cm" fo:border="0.05pt solid #000000"/>
    </style:style>
    <style:style style:name="Table1" style:family="table">
      <style:table-properties style:width="12.887cm" table:align="left"/>
    </style:style>
    <style:style style:name="Table1.A" style:family="table-column">
      <style:table-column-properties style:column-width="1.688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7.384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.049cm" fo:border="0.05pt solid #000000"/>
    </style:style>
    <style:style style:name="Table1.2" style:family="table-row">
      <style:table-row-properties fo:background-color="#f8f8f8">
        <style:background-image/>
      </style:table-row-properties>
    </style:style>
    <style:style style:name="P1" style:family="paragraph" style:parent-style-name="Standard">
      <style:text-properties officeooo:rsid="00190a3e" officeooo:paragraph-rsid="00190a3e"/>
    </style:style>
    <style:style style:name="P2" style:family="paragraph" style:parent-style-name="Standard">
      <style:text-properties officeooo:rsid="00190a3e" officeooo:paragraph-rsid="001b284d"/>
    </style:style>
    <style:style style:name="P3" style:family="paragraph" style:parent-style-name="Standard">
      <style:text-properties fo:font-weight="bold" officeooo:rsid="00190a3e" officeooo:paragraph-rsid="00190a3e" style:font-weight-asian="bold" style:font-weight-complex="bold"/>
    </style:style>
    <style:style style:name="P4" style:family="paragraph" style:parent-style-name="Standard">
      <style:text-properties officeooo:paragraph-rsid="00190a3e"/>
    </style:style>
    <style:style style:name="P5" style:family="paragraph" style:parent-style-name="Standard">
      <style:text-properties officeooo:rsid="001b284d" officeooo:paragraph-rsid="001b284d"/>
    </style:style>
    <style:style style:name="P6" style:family="paragraph" style:parent-style-name="Standard">
      <style:text-properties officeooo:rsid="001c4d8c" officeooo:paragraph-rsid="001c4d8c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90a3e" officeooo:paragraph-rsid="00190a3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90a3e" officeooo:paragraph-rsid="00190a3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90a3e" officeooo:paragraph-rsid="00190a3e" style:font-weight-asian="bold" style:font-weight-complex="bold"/>
    </style:style>
    <style:style style:name="P12" style:family="paragraph" style:parent-style-name="Standard">
      <style:text-properties officeooo:rsid="001b284d" officeooo:paragraph-rsid="001b284d"/>
    </style:style>
    <style:style style:name="T1" style:family="text">
      <style:text-properties officeooo:rsid="001b284d"/>
    </style:style>
    <style:style style:name="T2" style:family="text">
      <style:text-properties officeooo:rsid="001ed3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1 : Twitter Tokenisation Report</text:p>
      <text:p text:style-name="P3"/>
      <text:p text:style-name="P1">Name : Ayushi Gupta</text:p>
      <text:p text:style-name="P1"/>
      <text:p text:style-name="P1">Roll No : 20162312</text:p>
      <text:p text:style-name="P1"/>
      <text:p text:style-name="P1">Course : CSE472</text:p>
      <text:p text:style-name="P1"/>
      <text:p text:style-name="P7"/>
      <text:p text:style-name="P1"/>
      <text:p text:style-name="P1">1 ) MENTIONS AND HASH TAGS</text:p>
      <text:p text:style-name="P1"/>
      <text:p text:style-name="P1">Mentions and Hash tags are considered to be part of token.</text:p>
      <text:p text:style-name="P1"/>
      <text:p text:style-name="P1">Any word is said to be token if it contains A-Z or a-z or @ or #</text:p>
      <text:p text:style-name="P1"/>
      <text:p text:style-name="P1">Regular Expression for these used is :</text:p>
      <text:p text:style-name="P1"/>
      <text:p text:style-name="P1">u"[@#\w\u00c0-\u00ff]+", <text:s/>#words</text:p>
      <text:p text:style-name="P1"/>
      <text:p text:style-name="P1">+ <text:tab/><text:tab/>: one or more</text:p>
      <text:p text:style-name="P1">[]<text:tab/><text:tab/>: Range</text:p>
      <text:p text:style-name="P1">\w<text:tab/><text:tab/>: Any character i.e., [A-Za-z] </text:p>
      <text:p text:style-name="P1">\u00c0-\u00ff<text:tab/>: Range is for all those words like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Unicode</text:p>
          </table:table-cell>
          <table:table-cell table:style-name="Table2.A1" office:value-type="string">
            <text:p text:style-name="P10">Character</text:p>
          </table:table-cell>
          <table:table-cell table:style-name="Table2.A1" office:value-type="string">
            <text:p text:style-name="P10">UTF-8</text:p>
          </table:table-cell>
          <table:table-cell table:style-name="Table2.A1" office:value-type="string">
            <text:p text:style-name="P11">Name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U+00C0</text:p>
          </table:table-cell>
          <table:table-cell table:style-name="Table1.A1" office:value-type="string">
            <text:p text:style-name="P8">À</text:p>
          </table:table-cell>
          <table:table-cell table:style-name="Table1.A1" office:value-type="string">
            <text:p text:style-name="P8">c3 80</text:p>
          </table:table-cell>
          <table:table-cell table:style-name="Table1.A1" office:value-type="string">
            <text:p text:style-name="P9">LATIN CAPITAL LETTER A WITH GRAVE</text:p>
          </table:table-cell>
        </table:table-row>
        <table:table-row table:style-name="Table1.2">
          <table:table-cell table:style-name="Table1.A1" office:value-type="string">
            <text:p text:style-name="P8">U+00C1</text:p>
          </table:table-cell>
          <table:table-cell table:style-name="Table1.A1" office:value-type="string">
            <text:p text:style-name="P8">Á</text:p>
          </table:table-cell>
          <table:table-cell table:style-name="Table1.A1" office:value-type="string">
            <text:p text:style-name="P8">c3 81</text:p>
          </table:table-cell>
          <table:table-cell table:style-name="Table1.A1" office:value-type="string">
            <text:p text:style-name="P9">LATIN CAPITAL LETTER A WITH ACUTE</text:p>
          </table:table-cell>
        </table:table-row>
        <table:table-row table:style-name="Table1.1">
          <table:table-cell table:style-name="Table1.A1" office:value-type="string">
            <text:p text:style-name="P8">.</text:p>
            <text:p text:style-name="P8">.</text:p>
            <text:p text:style-name="P8">.</text:p>
            <text:p text:style-name="P8">.</text:p>
            <text:p text:style-name="P8">.</text:p>
            <text:p text:style-name="P8">.</text:p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U+00FC</text:p>
          </table:table-cell>
          <table:table-cell table:style-name="Table1.A1" office:value-type="string">
            <text:p text:style-name="P8">ü</text:p>
          </table:table-cell>
          <table:table-cell table:style-name="Table1.A1" office:value-type="string">
            <text:p text:style-name="P8">c3 bc</text:p>
          </table:table-cell>
          <table:table-cell table:style-name="Table1.A1" office:value-type="string">
            <text:p text:style-name="P9">LATIN SMALL LETTER U WITH DIAERESIS</text:p>
          </table:table-cell>
        </table:table-row>
        <table:table-row table:style-name="Table1.1">
          <table:table-cell table:style-name="Table1.A1" office:value-type="string">
            <text:p text:style-name="P8">U+00FD</text:p>
          </table:table-cell>
          <table:table-cell table:style-name="Table1.A1" office:value-type="string">
            <text:p text:style-name="P8">ý</text:p>
          </table:table-cell>
          <table:table-cell table:style-name="Table1.A1" office:value-type="string">
            <text:p text:style-name="P8">c3 bd</text:p>
          </table:table-cell>
          <table:table-cell table:style-name="Table1.A1" office:value-type="string">
            <text:p text:style-name="P9">LATIN SMALL LETTER Y WITH ACUTE</text:p>
          </table:table-cell>
        </table:table-row>
        <table:table-row table:style-name="Table1.2">
          <table:table-cell table:style-name="Table1.A1" office:value-type="string">
            <text:p text:style-name="P8">U+00FE</text:p>
          </table:table-cell>
          <table:table-cell table:style-name="Table1.A1" office:value-type="string">
            <text:p text:style-name="P8">þ</text:p>
          </table:table-cell>
          <table:table-cell table:style-name="Table1.A1" office:value-type="string">
            <text:p text:style-name="P8">c3 be</text:p>
          </table:table-cell>
          <table:table-cell table:style-name="Table1.A1" office:value-type="string">
            <text:p text:style-name="P9">LATIN SMALL LETTER THORN</text:p>
          </table:table-cell>
        </table:table-row>
        <text:soft-page-break/>
        <table:table-row table:style-name="Table1.1">
          <table:table-cell table:style-name="Table1.A1" office:value-type="string">
            <text:p text:style-name="P8">U+00FF</text:p>
          </table:table-cell>
          <table:table-cell table:style-name="Table1.A1" office:value-type="string">
            <text:p text:style-name="P8">ÿ</text:p>
          </table:table-cell>
          <table:table-cell table:style-name="Table1.A1" office:value-type="string">
            <text:p text:style-name="P8">c3 bf</text:p>
          </table:table-cell>
          <table:table-cell table:style-name="Table1.A1" office:value-type="string">
            <text:p text:style-name="P9">LATIN SMALL LETTER Y WITH DIAERESIS</text:p>
          </table:table-cell>
        </table:table-row>
      </table:table>
      <text:p text:style-name="P1"/>
      <text:p text:style-name="P1"/>
      <text:p text:style-name="P1"/>
      <text:p text:style-name="P1">2) WORDS LIKE <text:s/>'ll <text:s/>OR \'LL <text:s/>OR 're <text:s/>OR 'RE <text:s/>OR 've <text:s/>OR 'VE OR n\'t OR N\'T</text:p>
      <text:p text:style-name="P1"/>
      <text:p text:style-name="P1">Above words shou<text:span text:style-name="T1">ld</text:span> be considered as one token.</text:p>
      <text:p text:style-name="P1"/>
      <text:p text:style-name="P1">To do above regular expression used is :</text:p>
      <text:p text:style-name="P1"/>
      <text:p text:style-name="P2"><text:s/>r"\'ll |\'LL |\'re |\'RE |\'ve |\'VE |n\'t |N\'T</text:p>
      <text:p text:style-name="P2"/>
      <text:p text:style-name="P5">3) <text:s/>Urls should be identified as 1 token.</text:p>
      <text:p text:style-name="P5"/>
      <text:p text:style-name="P5">Regular Expression used is :</text:p>
      <text:p text:style-name="P5"/>
      <text:p text:style-name="P5">r"(?:http?s?[\S]*)"</text:p>
      <text:p text:style-name="P5"/>
      <text:p text:style-name="P5">anything starting with http/ https with s as option and anything after that apart from space</text:p>
      <text:p text:style-name="P5">[\S] : it means anything other than space/new line / tab etc.</text:p>
      <text:p text:style-name="P5"/>
      <text:p text:style-name="P5">4) NUMBERS STARTING WITH OR WITHOUT DOLLAR AND HAVING COMMA, DOT OPERATOR</text:p>
      <text:p text:style-name="P5"/>
      <text:p text:style-name="P5">Regular Expression used for this is :</text:p>
      <text:p text:style-name="P5"/>
      <text:p text:style-name="P5">r"\$?-?\d+[,[\d]+]*[\.[\d]+]?"</text:p>
      <text:p text:style-name="P5"/>
      <text:p text:style-name="P5">$? : $ symbol is optional. ? Means 0 or 1</text:p>
      <text:p text:style-name="P5"/>
      <text:p text:style-name="P5">-? : negative sign is options. ? Means 0 or 1</text:p>
      <text:p text:style-name="P5"/>
      <text:p text:style-name="P5">\d+ : one or more digitd</text:p>
      <text:p text:style-name="P5"/>
      <text:p text:style-name="P5">[,[\d]+]* : followed by comma and one or more digits. This helps not to except numbers like (53, , 89, )</text:p>
      <text:p text:style-name="P5">* is there because we can have any number of comma operator in a number.</text:p>
      <text:p text:style-name="P5"/>
      <text:p text:style-name="P5">[\.[\d]+]? : <text:s/>followed by dot operator and one or more digits. This helps not to except numbers like (53. , 89. )</text:p>
      <text:p text:style-name="P5">? is there because we can have either 1 or no dot operaor in a number.</text:p>
      <text:p text:style-name="P5"/>
      <text:p text:style-name="P6">5) <text:span text:style-name="T2">REST ALL OTHER SPECIAL CHARACTERS AND EMOTICONS.</text:span></text:p>
      <text:p text:style-name="P6"/>
      <text:p text:style-name="P6">Regular expression used is :</text:p>
      <text:p text:style-name="P6"/>
      <text:p text:style-name="P6">u"[^@#\w\s\u00c0-\u00ff]+"</text:p>
      <text:p text:style-name="P6"/>
      <text:p text:style-name="P6"><text:soft-page-break/>It means anything not containing @ or # or [A-za-z] or words like n with cap etc [\u00c0-\u00ff]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55:01.662830385</meta:creation-date>
    <dc:date>2016-08-19T12:22:04.701443295</dc:date>
    <meta:editing-duration>PT11M21S</meta:editing-duration>
    <meta:editing-cycles>5</meta:editing-cycles>
    <meta:generator>LibreOffice/4.2.8.2$Linux_X86_64 LibreOffice_project/420m0$Build-2</meta:generator>
    <meta:document-statistic meta:table-count="2" meta:image-count="0" meta:object-count="0" meta:page-count="3" meta:paragraph-count="70" meta:word-count="388" meta:character-count="1978" meta:non-whitespace-character-count="1645"/>
  </office:meta>
</office:document-meta>
</file>